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62d" officeooo:paragraph-rsid="001f31fc"/>
    </style:style>
    <style:style style:name="T1" style:family="text">
      <style:text-properties officeooo:rsid="001f3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1"/>DaoCheng platform <text:span text:style-name="T1">non-functional </text:span>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4:43:17.349263240</meta:creation-date>
    <dc:date>2015-12-19T14:43:40.432072235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86" meta:non-whitespace-character-count="42"/>
    <meta:generator>LibreOffice/4.2.8.2$Linux_x86 LibreOffice_project/420m0$Build-2</meta:generator>
  </office:meta>
</office:document-meta>
</file>